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onditionals &amp;Coding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15" calcext:value-type="date">
            <text:p>15/11/23</text:p>
          </table:table-cell>
        </table:table-row>
        <table:table-row table:style-name="ro1">
          <table:table-cell office:value-type="string" calcext:value-type="string">
            <text:p>Loops &amp;Coding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15" calcext:value-type="date">
            <text:p>15/11/23</text:p>
          </table:table-cell>
        </table:table-row>
        <table:table-row table:style-name="ro1">
          <table:table-cell office:value-type="string" calcext:value-type="string">
            <text:p>OOP encapsulation,Abstra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15" calcext:value-type="date">
            <text:p>15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09:47:08.9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15T17:01:37.055000000</dc:date>
    <meta:editing-duration>PT6H55M46S</meta:editing-duration>
    <meta:editing-cycles>9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